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8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0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Text_20_body" style:list-style-name="L10">
      <style:paragraph-properties fo:margin-left="0.5in" fo:margin-right="0in" fo:text-indent="0in" style:auto-text-indent="false"/>
    </style:style>
    <style:style style:name="P12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  <style:style style:name="P14" style:family="paragraph" style:parent-style-name="Text_20_body" style:list-style-name="L13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joost-soeterbroek"/>Joost Soeterbroek<text:bookmark-end text:name="joost-soeterbroek"/></text:h>
      <text:p text:style-name="Horizontal_20_Line"/>
      <text:p text:style-name="P1">I have an extensive background in IT as a UNIX/Linux sysadmin, web application development and DevOps roles. Strong in configuration management automation &amp; orchestration. Red Hat Enterprise Linux Certified Engineer.</text:p>
      <text:p text:style-name="Horizontal_20_Line"/>
      <text:h text:style-name="Heading_20_2" text:outline-level="2"><text:bookmark-start text:name="employment-history"/>Employment History<text:bookmark-end text:name="employment-history"/></text:h>
      <text:p text:style-name="Definition_20_Term">2018 - 2020</text:p>
      <text:p text:style-name="Definition_20_Definition"><text:span text:style-name="T1">Hartekamp Groep</text:span><text:line-break/><text:span text:style-name="T2">Caregiver for people with mental handicaps</text:span></text:p>
      <text:p text:style-name="Definition_20_Definition">Working in a care home for people with mental handicaps providing medical and non-medical home care service to elderly/disabled clients. Focused on personal care, companionship, homemaking, health and personal well-being of people with disabilities under our care.</text:p>
      <text:p text:style-name="Definition_20_Term">2016 - 2018</text:p>
      <text:p text:style-name="Definition_20_Definition"><text:span text:style-name="T1">Koninklijke Nederlandse Redding Maatschappij</text:span><text:line-break/><text:span text:style-name="T2">Database-, Linux System- and Application Administrator</text:span></text:p>
      <text:p text:style-name="Definition_20_Definition">The KNRM is a search-and-rescue organization at sea. I was a part of the IT team that supported KNRM volunteers out at sea and office personnel. Within this team I was primarily responsible for multiple virtual hosts in Microsoft Azure Cloud; administration, configuration, monitoring and troubleshooting of CentOS Linux OS and LAMP applications.</text:p>
      <text:p text:style-name="Definition_20_Term">2012 - 2016</text:p>
      <text:p text:style-name="Definition_20_Definition"><text:span text:style-name="T1">Proxy BV, UNIX Consultancy</text:span><text:line-break/><text:span text:style-name="T2">UNIX/Linux systems consultant</text:span></text:p>
      <text:p text:style-name="Definition_20_Definition">UNIX/Linux systems consultant for two of Proxy’s clients; Rijkswaterstaat (Dutch governmental organization for road- and water infrastructure) and the Dutch Police. For the Dutch Police I worked in a security-sensitive environment of &gt;600 hosts, with a strong focus on system configuration management automation with Puppet.</text:p>
      <text:p text:style-name="Definition_20_Term">2011 – 2012</text:p>
      <text:p text:style-name="Definition_20_Definition"><text:span text:style-name="T1">ONVZ Health Care Insurance</text:span><text:line-break/><text:span text:style-name="T2">Applications Administrator</text:span></text:p>
      <text:list text:style-name="L1">
        <text:list-item>
          <text:p text:style-name="P2">Java Middleware Applications (Glassfish, Tomcat, ServiceMix, ActiveMQ, Liferay) Development and Production (OTAP) environment for SOA architecture</text:p>
        </text:list-item>
        <text:list-item>
          <text:p text:style-name="P2">Systems Configuration Management automation with Puppet</text:p>
        </text:list-item>
        <text:list-item>
          <text:p text:style-name="P2">Alfresco Document Management</text:p>
        </text:list-item>
      </text:list>
      <text:p text:style-name="Definition_20_Term">2008 – 2011</text:p>
      <text:p text:style-name="Definition_20_Definition"><text:span text:style-name="T1">ONVZ Health Care Insurance</text:span><text:line-break/><text:span text:style-name="T2">Red Hat Linux Systems Administrator</text:span></text:p>
      <text:list text:style-name="L2">
        <text:list-item>
          <text:p text:style-name="P3">Systems Configuration Management automation with CfEngine</text:p>
        </text:list-item>
        <text:list-item>
          <text:p text:style-name="P3">Systems Management and Provisioning with Red Hat Satellite Server</text:p>
        </text:list-item>
        <text:list-item>
          <text:p text:style-name="P3">System Monitoring and troubleshooting</text:p>
        </text:list-item>
        <text:list-item>
          <text:p text:style-name="P3">Hardware maintenance</text:p>
        </text:list-item>
        <text:list-item>
          <text:p text:style-name="P3">Development of remote installation and management tools</text:p>
        </text:list-item>
        <text:list-item>
          <text:p text:style-name="P3">Writing cookbooks on hardware/software implementations</text:p>
        </text:list-item>
        <text:list-item>
          <text:p text:style-name="P3">Implementation and configuration of servers and associated software</text:p>
        </text:list-item>
      </text:list>
      <text:p text:style-name="Definition_20_Term">2007 – 2008</text:p>
      <text:p text:style-name="Definition_20_Definition"><text:span text:style-name="T1">Schuberg Philis</text:span><text:line-break/><text:span text:style-name="T2">Mission Critical Engineer</text:span></text:p>
      <text:p text:style-name="Definition_20_Definition">Schuberg Philis is a leading provider of mission critical outsourcing services. Focused exclusively on the applications that businesses rely on 24 h/day, guaranteeing 100% up-time. Responsibilities and achievements include building and managing dedicated mission critical application infrastructures, including datacenter hardware for its customers.</text:p>
      <text:p text:style-name="Definition_20_Term">2005 - 2007</text:p>
      <text:p text:style-name="Definition_20_Definition"><text:span text:style-name="T1">Shell Exploration &amp; Production</text:span><text:line-break/><text:span text:style-name="T2">Linux Project Engineer</text:span></text:p>
      <text:p text:style-name="Definition_20_Definition">Shell Exploration &amp; Production is engaged in the upstream activities of acquiring, exploring, developing and producing oil and gas, via Ordina Consulting. Responsibilities and achievements:</text:p>
      <text:list text:style-name="L3">
        <text:list-item>
          <text:p text:style-name="P4">Linux custom engineering based on RHEL</text:p>
        </text:list-item>
        <text:list-item>
          <text:p text:style-name="P4">Writing installation and support manuals, processes and procedures</text:p>
        </text:list-item>
        <text:list-item>
          <text:p text:style-name="P4">Development of remote installation and management tools</text:p>
        </text:list-item>
        <text:list-item>
          <text:p text:style-name="P4">Writing cookbooks on hardware/software implementations</text:p>
        </text:list-item>
        <text:list-item>
          <text:p text:style-name="P4">Implementation and configuration of servers and associated software</text:p>
        </text:list-item>
        <text:list-item>
          <text:p text:style-name="P4">Implementation of server client software</text:p>
        </text:list-item>
        <text:list-item>
          <text:p text:style-name="P4">Implementation of Red Hat Network Satellite Server</text:p>
        </text:list-item>
        <text:list-item>
          <text:p text:style-name="P4">Project technical co-ordination</text:p>
        </text:list-item>
      </text:list>
      <text:p text:style-name="Definition_20_Term">2004 - 2005</text:p>
      <text:p text:style-name="Definition_20_Definition"><text:span text:style-name="T1">Sun Microsystems</text:span><text:line-break/><text:span text:style-name="T2">Desktop Solutions Architect (Central- and Northern Europe Region)</text:span></text:p>
      <text:p text:style-name="Definition_20_Definition">Sun Microsystems Professional Services helps customers with every phase of developing and deploying innovative services. Responsibilities and achievements:</text:p>
      <text:list text:style-name="L4">
        <text:list-item>
          <text:p text:style-name="P5">Mapping customer business requirements to technical desktop solutions and provide technical leadership to the implementation of these solutions in CNE region</text:p>
        </text:list-item>
        <text:list-item>
          <text:p text:style-name="P5">Responsible for the overall design and technical oversight of complex business initiatives in customer consulting engagements</text:p>
        </text:list-item>
      </text:list>
      <text:p text:style-name="Definition_20_Term">2001-2004</text:p>
      <text:p text:style-name="Definition_20_Definition"><text:span text:style-name="T1">Sun Microsystems</text:span><text:line-break/><text:span text:style-name="T2">Technical Consultant Professional Services</text:span></text:p>
      <text:p text:style-name="Definition_20_Definition">Sun Microsystems Professional Services helps customers with every phase of developing and deploying innovative services. Responsibilities and achievements:</text:p>
      <text:list text:style-name="L5">
        <text:list-item>
          <text:p text:style-name="P6">Primary focus on ‘Edge’ and Grid computing, UNIX systems management and provisioning</text:p>
        </text:list-item>
        <text:list-item>
          <text:p text:style-name="P6">Implementation services for Sun ONE products</text:p>
        </text:list-item>
        <text:list-item>
          <text:p text:style-name="P6">Server migration and consolidation</text:p>
        </text:list-item>
        <text:list-item>
          <text:p text:style-name="P6">Pre-sales activities</text:p>
        </text:list-item>
        <text:list-item>
          <text:p text:style-name="P6">Technical documentation</text:p>
        </text:list-item>
        <text:list-item>
          <text:p text:style-name="P6">Custom engineering, troubleshooting and disaster recovery for Cobalt server appliances</text:p>
        </text:list-item>
      </text:list>
      <text:p text:style-name="Definition_20_Definition"><text:span text:style-name="T3">Note: Joost Soeterbroek joined Sun Microsystems with the acquisition of Cobalt Networks by Sun Microsystems.</text:span></text:p>
      <text:p text:style-name="Definition_20_Term">2000-2001</text:p>
      <text:p text:style-name="Definition_20_Definition"><text:span text:style-name="T1">Snow UNIX Consultancy</text:span><text:line-break/><text:span text:style-name="T2">UNIX/Linux Consultant</text:span></text:p>
      <text:p text:style-name="Definition_20_Definition">Snow is a consultancy firm specialized in UNIX and UNIX-applications. Responsibilities and achievements:</text:p>
      <text:p text:style-name="Definition_20_Definition">PHP programmer at Planet Internet in Amersfoort:</text:p>
      <text:list text:style-name="L6">
        <text:list-item>
          <text:p text:style-name="P7">Maintenance and building of internal CRM web application on LAMP (Linux, Apache, MySQL and PHP) platform</text:p>
        </text:list-item>
        <text:list-item>
          <text:p text:style-name="P7">XML development and documentation</text:p>
        </text:list-item>
      </text:list>
      <text:p text:style-name="Definition_20_Term">1998-2000</text:p>
      <text:p text:style-name="Definition_20_Definition"><text:span text:style-name="T1">VNU Publishing Corp.</text:span><text:line-break/><text:span text:style-name="T2">Webmaster</text:span></text:p>
      <text:p text:style-name="Definition_20_Definition">VNU Publishing Corp. Internet department (VIPS) was responsible for the technical infrastructure of all of its publications on the Internet. Responsibilities and achievements:</text:p>
      <text:list text:style-name="L7">
        <text:list-item>
          <text:p text:style-name="P8">Technical advice, infrastructure and hands-on support to the ‘site owners’ of a number of VNU online publications within the framework of the Netscape Publishing System and the Open Market IPS Content Management System</text:p>
        </text:list-item>
        <text:list-item>
          <text:p text:style-name="P8">Technical coordination of partnership deals with 3rd party content providers</text:p>
        </text:list-item>
        <text:list-item>
          <text:p text:style-name="P8">Perl programming custom applications and scripts</text:p>
        </text:list-item>
        <text:list-item>
          <text:p text:style-name="P8">Research and documentation</text:p>
        </text:list-item>
      </text:list>
      <text:p text:style-name="Definition_20_Term">1996-1998</text:p>
      <text:p text:style-name="Definition_20_Definition"><text:span text:style-name="T1">Media@vantage</text:span><text:line-break/><text:span text:style-name="T2">HTML programmer</text:span></text:p>
      <text:p text:style-name="Definition_20_Definition">Media@vantage is a medium-sized bureau, specializing in interactive communications and new media (out of business). Responsibilities and achievements:</text:p>
      <text:list text:style-name="L8">
        <text:list-item>
          <text:p text:style-name="P9">Building and maintenance of websites for customers</text:p>
        </text:list-item>
        <text:list-item>
          <text:p text:style-name="P9">Research and training of new employees</text:p>
        </text:list-item>
      </text:list>
      <text:p text:style-name="Definition_20_Term">1995-1996</text:p>
      <text:p text:style-name="Definition_20_Definition"><text:span text:style-name="T1">Planet Internet</text:span><text:line-break/><text:span text:style-name="T2">Help desk employee</text:span></text:p>
      <text:p text:style-name="Definition_20_Definition">Planet Internet is one of the biggest Internet Providers in the Netherlands. Responsibilities and achievements:</text:p>
      <text:list text:style-name="L9">
        <text:list-item>
          <text:p text:style-name="P10">Supporting Planet Internet customers on help desk</text:p>
        </text:list-item>
        <text:list-item>
          <text:p text:style-name="P10">Occasional supervision of help desk</text:p>
        </text:list-item>
        <text:list-item>
          <text:p text:style-name="P10">Diverse administrative duties</text:p>
        </text:list-item>
      </text:list>
      <text:h text:style-name="Heading_20_2" text:outline-level="2"><text:bookmark-start text:name="technical-experience"/>Technical Experience<text:bookmark-end text:name="technical-experience"/></text:h>
      <text:p text:style-name="Definition_20_Term">Covid-19 notification app</text:p>
      <text:p text:style-name="Definition_20_Definition">I have participated in the Dutch Governments’ effort to create a Covid-19 notification app and website:</text:p>
      <text:list text:style-name="L10">
        <text:list-item>
          <text:p text:style-name="P11">Covid-19 notification iOS app</text:p>
          <text:list text:style-name="L11">
            <text:list-item>
              <text:p text:style-name="P12">Configured CI/CD public build pipeline with Github Actions</text:p>
            </text:list-item>
            <text:list-item>
              <text:p text:style-name="P12">Python script to allow for binary comparison between ipa files resulting from different build environments</text:p>
            </text:list-item>
          </text:list>
          <text:p text:style-name="P11">Se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11">Covid-19 notification app website</text:p>
          <text:list text:style-name="L12">
            <text:list-item>
              <text:p text:style-name="P13">Language switch to allow for multiple languages</text:p>
            </text:list-item>
            <text:list-item>
              <text:p text:style-name="P13">minor contributions</text:p>
            </text:list-item>
          </text:list>
          <text:p text:style-name="P11">Se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n my spare time I have participated in the Fedora Linux project as a package maintainer (<text:a xlink:type="simple" xlink:href="https://fedoraproject.org/wiki/JoostSoeterbroek" office:name=""><text:span text:style-name="Definition">Fedora Wikipage</text:span></text:a>) for a number of RPM packages. Google search for: ‘<text:span text:style-name="T3">Joost Soeterbroek Fedora</text:span>’</text:p>
      <text:p text:style-name="Definition_20_Definition">See also my Github repository at <text:a xlink:type="simple" xlink:href="https://github.com/jsoeterbroek" office:name=""><text:span text:style-name="Definition">github.com/jsoeterbroek</text:span></text:a> for coding examples and project contributions.</text:p>
      <text:p text:style-name="Definition_20_Term">DevOps</text:p>
      <text:p text:style-name="Definition_20_Definition"><text:span text:style-name="T1">Configuration Management &amp; Orchestration Automation</text:span> Considerable amount of experience with configuration management automation tooling, workflows and orchestration in production environments with:</text:p>
      <text:list text:style-name="L13">
        <text:list-item>
          <text:p text:style-name="P14">Ansible</text:p>
        </text:list-item>
        <text:list-item>
          <text:p text:style-name="P14">Puppet</text:p>
        </text:list-item>
        <text:list-item>
          <text:p text:style-name="P14">CfEngine</text:p>
        </text:list-item>
      </text:list>
      <text:p text:style-name="Definition_20_Definition"><text:span text:style-name="T1">CI/CD workflows:</text:span> Experience with Continuous Integration workflows with Github, GitLab, Jenkins in a DevOps capacity.</text:p>
      <text:p text:style-name="Definition_20_Term_20_Tight">Programming Languages</text:p>
      <text:p text:style-name="Definition_20_Definition_20_Tight"><text:span text:style-name="T1">Python:</text:span> Python is my go-to language for scripting and programming in the fields of automation, web development and glueing of systems and services. I use Python Django for web development projects and dashboards.</text:p>
      <text:p text:style-name="Definition_20_Definition_20_Tight"><text:span text:style-name="T1">Shell-scripting:</text:span> Fair amount of experience writing scripts using Bash. Comfortable on UNIX/Linux command-line.</text:p>
      <text:p text:style-name="Definition_20_Definition_20_Tight"><text:span text:style-name="T1">Web:</text:span> Fair amount of PHP experience for web development. I use Python Django and Jekyll for web development projects.</text:p>
      <text:p text:style-name="Definition_20_Definition_20_Tight">Basic knowledge of general software and programming concepts and software development methodologies and tooling.</text:p>
      <text:p text:style-name="Definition_20_Term">Sysadmin</text:p>
      <text:p text:style-name="Definition_20_Definition"><text:span text:style-name="T1">Red Hat:</text:span> Extensive knowledge of Red Hat Enterprise Linux operating system and solutions. I am a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p text:style-name="Definition_20_Definition"><text:span text:style-name="T1">Monitoring:</text:span> Extensive knowledge of systems monitoring with Nagios.</text:p>
      <text:h text:style-name="Heading_20_2" text:outline-level="2"><text:bookmark-start text:name="non-technical-skills"/>Non-technical Skills<text:bookmark-end text:name="non-technical-skills"/></text:h>
      <text:list text:style-name="L14">
        <text:list-item>
          <text:p text:style-name="P15">Human Languages:</text:p>
          <text:list text:style-name="L15">
            <text:list-item>
              <text:p text:style-name="P16">Fluent in English and Dutch.</text:p>
            </text:list-item>
            <text:list-item>
              <text:p text:style-name="P16">Fair knowledge of French, German and written Arabic.</text:p>
            </text:list-item>
            <text:list-item>
              <text:p text:style-name="P16">Willing and able to learn new languages quickly.</text:p>
            </text:list-item>
          </text:list>
        </text:list-item>
        <text:list-item>
          <text:p text:style-name="P15">Personal and medical care for people with mental disabilities:</text:p>
          <text:list text:style-name="L16">
            <text:list-item>
              <text:p text:style-name="P17">Medication prescription and handling</text:p>
            </text:list-item>
            <text:list-item>
              <text:p text:style-name="P17">Diabetes Mellitus and Insulin care</text:p>
            </text:list-item>
            <text:list-item>
              <text:p text:style-name="P17">Personal care and basic hygiene</text:p>
            </text:list-item>
            <text:list-item>
              <text:p text:style-name="P17">Personal well-being and creative activities</text:p>
            </text:list-item>
            <text:list-item>
              <text:p text:style-name="P17">Practical use of technology in personal care</text:p>
            </text:list-item>
          </text:list>
        </text:list-item>
      </text:list>
      <text:h text:style-name="Heading_20_2" text:outline-level="2"><text:bookmark-start text:name="education"/>Education<text:bookmark-end text:name="education"/></text:h>
      <text:p text:style-name="Definition_20_Term">1991 - 1993</text:p>
      <text:p text:style-name="Definition_20_Definition"><text:span text:style-name="T1">Middle Eastern Languages &amp; Cultures</text:span>; University of Groningen (RuG)</text:p>
      <text:p text:style-name="Definition_20_Definition">Attended University of Groningen (RuG) ‘Middle Eastern Languages &amp; Cultures’ program with a strong emphasis on the Arabic language, culture, literature and history.</text:p>
      <text:list text:style-name="L17">
        <text:list-item>
          <text:p text:style-name="P18">Lived for 6 months in Cairo, Egypt as part of the university program.</text:p>
        </text:list-item>
      </text:list>
      <text:p text:style-name="Definition_20_Term">1993 - 1994</text:p>
      <text:p text:style-name="Definition_20_Definition"><text:span text:style-name="T1">Middle Eastern Languages &amp; Cultures</text:span>; University of Amsterdam (UvA)</text:p>
      <text:p text:style-name="Definition_20_Definition">Attended University of Amsterdam (UvA), ‘Middle Eastern Languages &amp; Cultures’ program with a strong emphasis on the Arabic language, culture, literature and history.</text:p>
      <text:p text:style-name="Horizontal_20_Line"/>
      <text:p text:style-name="P19"><text:a xlink:type="simple" xlink:href="mailto:joost.soeterbroek@gmail.com" office:name=""><text:span text:style-name="Definition">joost.soeterbroek@gmail.com</text:span></text:a><text:line-break/>+31 (0)6 34833845<text:line-break/>linkedin.com/in/jsoeterbroek<text:line-break/>github.com/jsoeterbroe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7-26T10:09:19Z</meta:creation-date>
    <dc:date>2020-07-26T10:09:19Z</dc:date>
  </office:meta>
</office:document-meta>
</file>